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Arial" officeooo:rsid="00224e9c" officeooo:paragraph-rsid="00224e9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24e9c" style:font-weight-asian="bold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Arial" fo:font-weight="normal" officeooo:rsid="00224e9c" officeooo:paragraph-rsid="00224e9c" style:font-weight-asian="normal" style:font-weight-complex="normal"/>
    </style:style>
    <style:style style:name="P4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style:font-name="Arial" fo:font-weight="normal" officeooo:rsid="00224e9c" officeooo:paragraph-rsid="00224e9c" style:font-weight-asian="normal" style:font-weight-complex="normal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" fo:font-weight="bold" officeooo:rsid="002372da" officeooo:paragraph-rsid="00224e9c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weight="bold" officeooo:rsid="0025ce64" officeooo:paragraph-rsid="0025ce64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80a7d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9ed41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29ed41" officeooo:paragraph-rsid="0029ed41" style:font-weight-asian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24e9c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29ed41" officeooo:paragraph-rsid="0029ed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224e9c" style:font-weight-asian="normal" style:font-weight-complex="normal"/>
    </style:style>
    <style:style style:name="T5" style:family="text">
      <style:text-properties style:font-name="Arial" fo:font-weight="normal" officeooo:rsid="0025ce64" style:font-weight-asian="normal" style:font-weight-complex="normal"/>
    </style:style>
    <style:style style:name="T6" style:family="text">
      <style:text-properties style:font-name="Arial" fo:font-weight="normal" officeooo:rsid="0026b3e9" style:font-weight-asian="normal" style:font-weight-complex="normal"/>
    </style:style>
    <style:style style:name="T7" style:family="text">
      <style:text-properties style:font-name="Arial" fo:font-weight="normal" officeooo:rsid="0029ed41" style:font-weight-asian="normal" style:font-weight-complex="normal"/>
    </style:style>
    <style:style style:name="T8" style:family="text">
      <style:text-properties style:font-name="Arial" fo:font-weight="normal" officeooo:rsid="0024963e" style:font-weight-asian="normal" style:font-weight-complex="norm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bold" officeooo:rsid="00224e9c" style:font-weight-asian="bold" style:font-weight-complex="bold"/>
    </style:style>
    <style:style style:name="T11" style:family="text">
      <style:text-properties style:font-name="Arial" officeooo:rsid="00224e9c"/>
    </style:style>
    <style:style style:name="T12" style:family="text">
      <style:text-properties style:font-name="Arial" officeooo:rsid="0026b3e9"/>
    </style:style>
    <style:style style:name="T13" style:family="text">
      <style:text-properties style:font-name="Arial" officeooo:rsid="0026e6a7"/>
    </style:style>
    <style:style style:name="T14" style:family="text">
      <style:text-properties style:font-name="Arial" officeooo:rsid="00280a7d"/>
    </style:style>
    <style:style style:name="T15" style:family="text">
      <style:text-properties style:font-name="Arial" officeooo:rsid="0029ed41"/>
    </style:style>
    <style:style style:name="T16" style:family="text">
      <style:text-properties officeooo:rsid="0024963e"/>
    </style:style>
    <style:style style:name="T17" style:family="text">
      <style:text-properties fo:font-variant="normal" fo:text-transform="none" fo:color="#ffffff" style:font-name="Open Sans" fo:font-size="12pt" fo:letter-spacing="normal" fo:font-style="normal" style:font-size-asian="12pt" style:font-size-complex="12pt"/>
    </style:style>
    <style:style style:name="T18" style:family="text">
      <style:text-properties officeooo:rsid="0029ed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ÁLISE DOS ASPECTOS, ESTRATÉGIAS E RECURSOS COMUNICATIVOS PRESENTES NO DISCURSO DA MALALA YOUSAFZAI</text:p>
      <text:p text:style-name="P1">Dennis van den Berg </text:p>
      <text:p text:style-name="P6"/>
      <text:p text:style-name="P10"><text:span text:style-name="T11">1-</text:span><text:span text:style-name="T2">INTRODUÇÃO</text:span></text:p>
      <text:p text:style-name="P9"><text:span text:style-name="T10"/></text:p>
      <text:p text:style-name="P9"><text:span text:style-name="T10"><text:tab/></text:span><text:span text:style-name="T4">No</text:span><text:span text:style-name="T5"> dia 12 de julho de 2013 a ativista paquistanesa Malala Yousafzai, </text:span><text:span text:style-name="T6">ganhadora do prêmio Nobel da Paz, </text:span><text:span text:style-name="T5">fez um discurso a favor da educação na Organização das Nações Unidas, em Nova York que acabou comovendo o mundo. </text:span><text:span text:style-name="T6">E neste artigo faremos uma analise do seu discurso e levantar os aspectos que fizeram com que ela conseguisse comover tantas pessoas. </text:span></text:p>
      <text:p text:style-name="P9"><text:span text:style-name="T6"/></text:p>
      <text:p text:style-name="P12"><text:span text:style-name="T6">2- </text:span><text:span text:style-name="T3">ANÁLISE DO DISCURSO</text:span></text:p>
      <text:p text:style-name="P12"><text:span text:style-name="T3"/></text:p>
      <text:p text:style-name="P9"><text:span text:style-name="T11"><text:tab/></text:span><text:span text:style-name="T12">A primeira aspecto que pode ser observado é a postura ereta e um tom de voz que impõem respeito e poder, passando uma imagem de destaque e força, mesmo para uma menina de apenas 16 anos. Na primeira parte do seu discurso ela conta que os </text:span><text:span text:style-name="T13">terroristas usaram da força para combater a luta das mulheres pela liberdade e educação, mas nem com armas conseguir vencê-las, reforçando a sua postura forte. </text:span></text:p>
      <text:p text:style-name="P9"><text:span text:style-name="T13"><text:tab/>Depois ela mostra piedade contra os talibã, dizendo que não os mataria nem que tivesse a chance, mostrando </text:span><text:span text:style-name="T15">que tem valores</text:span><text:span text:style-name="T13"> melhor</text:span><text:span text:style-name="T15">es</text:span><text:span text:style-name="T13"> do que eles, nesta parte ainda o Maomé, Jesus Cristo, Buda, Martin Luther King, Nelson Mandela e o Mohamed, colocando-se em superioridade intelectual em frente aos terroristas do talibã, </text:span><text:span text:style-name="T15">por usar do conhecimento e não da força para combater,</text:span><text:span text:style-name="T13"> e dando fundamento a sua luta a favor da educação, mostrando que pessoas educadas tomam melhores decisões. </text:span></text:p>
      <text:p text:style-name="P8"><text:span text:style-name="T13"><text:tab/></text:span><text:span text:style-name="T14">Na parte final do seu discurso se consegue observar que ela já conquistou o respeito de todos os ouvintes, o que pode ser observado pelas várias pausas durante o discurso para receber os aplausos, e neste momento, em que todos já se simpatizaram com ele, ela invoca a todos para se juntarem a sua luta a favor da educação. No momento final ela anda diz ”… uma criança, um professor, um livro e uma caneta pode mudar o mundo”, dando ênfase que cada pessoas que se juntar a sua luta pode mudar o mundo. </text:span></text:p>
      <text:p text:style-name="P12"><text:soft-page-break/><text:span text:style-name="T14">3- </text:span><text:span text:style-name="T2">CONCLUSÃO</text:span></text:p>
      <text:p text:style-name="P12"><text:span text:style-name="T2"/></text:p>
      <text:p text:style-name="P9"><text:span text:style-name="T14"><text:tab/>Isso nos mostra que um bom discurso pode mudar totalmente o cenário. </text:span><text:span text:style-name="T15">S</text:span><text:span text:style-name="T14">e imaginarmos um terrorista armado repreendendo uma </text:span><text:span text:style-name="T15">criança as chance de vitória da menina seriam muito baixas, porém ao ver a Malala discursando em frente aos maiores lideres mundias o cenário muda totalmente. </text:span></text:p>
      <text:p text:style-name="P8"><text:span text:style-name="T15"/></text:p>
      <text:p text:style-name="P2">Referências</text:p>
      <text:p text:style-name="P3"><text:span text:style-name="T17"/></text:p>
      <text:p text:style-name="P11"><text:span text:style-name="T7">MALALA YOUSAFZAI FAZ UM DISCURSO NA ONU POR EDUCAÇÃO</text:span><text:span text:style-name="T4">. </text:span><text:span text:style-name="T7">Credeal Oficial. </text:span><text:span text:style-name="T4">Disponível em: </text:span><text:a xlink:type="simple" xlink:href="https://www.youtube.com/watch?v=--blSbx0Xyg" text:style-name="Internet_20_link" text:visited-style-name="Visited_20_Internet_20_Link"><text:span text:style-name="T4">https://www.youtube.com/watch?v=--blSbx0Xyg</text:span></text:a><text:span text:style-name="T4">. Acesso em: 1</text:span><text:span text:style-name="T7">6 </text:span><text:span text:style-name="T4">maio 20</text:span><text:span text:style-name="T7">22</text:span><text:span text:style-name="T4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9:58:01.642230976</meta:creation-date>
    <meta:editing-duration>PT36S</meta:editing-duration>
    <meta:editing-cycles>2</meta:editing-cycles>
    <meta:generator>LibreOffice/6.4.7.2$Linux_X86_64 LibreOffice_project/40$Build-2</meta:generator>
    <dc:title>NBR</dc:title>
    <dc:date>2022-05-16T11:04:39.767345657</dc:date>
    <meta:document-statistic meta:table-count="0" meta:image-count="0" meta:object-count="0" meta:page-count="2" meta:paragraph-count="13" meta:word-count="394" meta:character-count="2350" meta:non-whitespace-character-count="1958"/>
    <meta:template xlink:type="simple" xlink:actuate="onRequest" xlink:title="NBR" xlink:href="../../../../../../Templates/NBR1.ott" meta:date="2022-05-16T09:58:00.344959013"/>
  </office:meta>
</office:document-meta>
</file>